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min-height="1.88cm" fo:min-width="2.9cm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232cm" fo:min-width="4.939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1.232cm" fo:min-width="4.1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2.2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1.232cm" fo:min-width="4.462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  <style:text-properties fo:font-size="12pt"/>
    </style:style>
    <style:style style:name="P4" style:family="paragraph">
      <style:paragraph-properties fo:text-align="center"/>
      <style:text-properties style:font-name="Arial2" fo:font-size="9pt" style:font-size-asian="9pt" style:font-size-complex="9pt"/>
    </style:style>
    <style:style style:name="P5" style:family="paragraph">
      <style:paragraph-properties fo:margin-left="0.152cm" fo:margin-right="0.457cm" fo:text-align="center" fo:text-indent="0cm"/>
    </style:style>
    <style:style style:name="P6" style:family="paragraph">
      <style:paragraph-properties fo:margin-left="0.152cm" fo:margin-right="0.457cm" fo:text-align="center" fo:text-indent="0cm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/>
    </style:style>
    <style:style style:name="T3" style:family="text">
      <style:text-properties style:font-name="Arial2" fo:font-size="9pt" style:font-size-asian="9pt" style:font-size-complex="9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812cm" svg:height="3.968cm" svg:x="16.2cm" svg:y="0.132cm">
          <text:p text:style-name="P1"><text:span text:style-name="T1">Should the type be a singleton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2" xml:id="id7" draw:id="id7" draw:layer="layout" svg:width="6.8cm" svg:height="4.26cm" svg:x="3.5cm" svg:y="8.4cm">
          <text:p text:style-name="P1"><text:span text:style-name="T1">Is the type going to be referred to by name, such as in a property declaration (property Type foo) or to acess enum values (Type.Foo)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16.2cm" svg:y1="2.116cm" svg:x2="11.606cm" svg:y2="3.536cm" draw:start-shape="id1" draw:start-glue-point="5" draw:end-shape="id2" draw:end-glue-point="4" svg:d="M16200 2116h-4594v1420" svg:viewBox="0 0 4595 1421">
          <text:p text:style-name="P1"><text:span text:style-name="T2">No</text:span></text:p>
        </draw:connector>
        <draw:custom-shape draw:style-name="gr4" draw:text-style-name="P4" xml:id="id5" draw:id="id5" draw:layer="layout" svg:width="6.029cm" svg:height="2.1cm" svg:x="27.471cm" svg:y="14.17cm">
          <text:p text:style-name="P1"><text:span text:style-name="T3">qmlRegisterSingletonType&lt;Type&gt;</text:span></text:p>
          <text:p text:style-name="P1"><text:span text:style-name="T3">("Foo", 1, 0, "Type", createTypeFunction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2" xml:id="id9" draw:id="id9" draw:layer="layout" svg:width="5.1cm" svg:height="2.1cm" draw:transform="skewX (0.00575958653158129) rotate (0.00575958653158129) translate (0.071cm 14.199cm)">
          <text:p text:style-name="P1"><text:span text:style-name="T1">qmlRegisterAnonymousType&lt;Type&gt;(“Foo”, 1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6" xml:id="id8" draw:id="id8" draw:layer="layout" svg:width="5.9cm" svg:height="2.1cm" draw:transform="skewX (0.00575958653158129) rotate (0.00575958653158129) translate (7.9cm 14.334cm)">
          <text:p text:style-name="P5"><text:span text:style-name="T1">qmlRegisterUncreatableType&lt;Type&gt;(“Foo”, 1, 0, “Type”, “Type cannot be created in QML”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5.812cm" svg:height="3.964cm" svg:x="8.7cm" svg:y="3.536cm">
          <text:p text:style-name="P1"><text:span text:style-name="T1">Is the type going to be instantiated in QML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3" draw:layer="layout" svg:x1="14.512cm" svg:y1="5.518cm" svg:x2="17.1cm" svg:y2="14.384cm" draw:start-shape="id2" draw:start-glue-point="7" draw:end-shape="id3" draw:end-glue-point="4" svg:d="M14512 5518h2588v8866" svg:viewBox="0 0 2589 8867">
          <text:p text:style-name="P1"><text:span text:style-name="T2">Yes</text:span></text:p>
        </draw:connector>
        <draw:custom-shape draw:style-name="gr1" draw:text-style-name="P6" xml:id="id3" draw:id="id3" draw:layer="layout" svg:width="5.2cm" svg:height="2.1cm" draw:transform="skewX (0.00575958653158129) rotate (0.00575958653158129) translate (14.5cm 14.4cm)">
          <text:p text:style-name="P5"><text:span text:style-name="T1">qmlRegisterType&lt;Type&gt;</text:span></text:p>
          <text:p text:style-name="P5"><text:span text:style-name="T1">(“Foo”, 1, 0, “Type”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2" xml:id="id4" draw:id="id4" draw:layer="layout" svg:width="5.4cm" svg:height="3.6cm" svg:x="23.934cm" svg:y="3.514cm">
          <text:p text:style-name="P1"><text:span text:style-name="T1">Should the type be available in multiple engine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4" xml:id="id6" draw:id="id6" draw:layer="layout" svg:width="5.5cm" svg:height="2.1cm" svg:x="20.271cm" svg:y="14.27cm">
          <text:p text:style-name="P1"><text:span text:style-name="T3">qmlRegisterSingletonInstance</text:span></text:p>
          <text:p text:style-name="P1"><text:span text:style-name="T3">("Foo", 1, 0, "Type", &amp;instanc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7" draw:layer="layout" svg:x1="22.012cm" svg:y1="2.116cm" svg:x2="26.634cm" svg:y2="3.514cm" draw:start-shape="id1" draw:start-glue-point="7" draw:end-shape="id4" draw:end-glue-point="4" svg:d="M22012 2116h4622v1398" svg:viewBox="0 0 4623 1399">
          <text:p text:style-name="P1"><text:span text:style-name="T4">Yes</text:span></text:p>
        </draw:connector>
        <draw:connector draw:style-name="gr3" draw:text-style-name="P7" draw:layer="layout" svg:x1="29.334cm" svg:y1="5.314cm" svg:x2="30.486cm" svg:y2="14.17cm" draw:start-shape="id4" draw:start-glue-point="7" draw:end-shape="id5" draw:end-glue-point="4" svg:d="M29334 5314h1152v8856" svg:viewBox="0 0 1153 8857">
          <text:p text:style-name="P1"><text:span text:style-name="T4">Yes <text:s text:c="4"/></text:span></text:p>
        </draw:connector>
        <draw:connector draw:style-name="gr3" draw:text-style-name="P7" draw:layer="layout" svg:x1="23.934cm" svg:y1="5.314cm" svg:x2="23.021cm" svg:y2="14.27cm" draw:start-shape="id4" draw:start-glue-point="5" draw:end-shape="id6" draw:end-glue-point="4" svg:d="M23934 5314h-913v8956" svg:viewBox="0 0 914 8957">
          <text:p text:style-name="P1"><text:span text:style-name="T4"><text:s text:c="2"/></text:span><text:span text:style-name="T4">No</text:span></text:p>
        </draw:connector>
        <draw:connector draw:style-name="gr3" draw:text-style-name="P7" draw:layer="layout" svg:x1="8.7cm" svg:y1="5.518cm" svg:x2="6.9cm" svg:y2="8.4cm" draw:start-shape="id2" draw:start-glue-point="5" draw:end-shape="id7" svg:d="M8700 5518h-1800v2882" svg:viewBox="0 0 1801 2883">
          <text:p text:style-name="P1"><text:span text:style-name="T4">No</text:span></text:p>
        </draw:connector>
        <draw:connector draw:style-name="gr3" draw:text-style-name="P7" draw:layer="layout" svg:x1="10.3cm" svg:y1="10.53cm" svg:x2="10.85cm" svg:y2="14.315cm" draw:start-shape="id7" draw:start-glue-point="7" draw:end-shape="id8" draw:end-glue-point="4" svg:d="M10300 10530h550v3785" svg:viewBox="0 0 551 3786">
          <text:p text:style-name="P1"><text:span text:style-name="T4">Yes <text:s text:c="2"/></text:span></text:p>
        </draw:connector>
        <draw:connector draw:style-name="gr3" draw:text-style-name="P7" draw:layer="layout" svg:x1="3.5cm" svg:y1="10.53cm" svg:x2="2.621cm" svg:y2="14.183cm" draw:start-shape="id7" draw:start-glue-point="5" draw:end-shape="id9" draw:end-glue-point="4" svg:d="M3500 10530h-879v3653" svg:viewBox="0 0 880 3654">
          <text:p text:style-name="P1"><text:span text:style-name="T4">No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4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tch </meta:initial-creator>
    <meta:creation-date>2018-03-21T12:52:11.78</meta:creation-date>
    <dc:date>2020-04-30T09:20:38.418911958</dc:date>
    <meta:editing-duration>PT2H27M50S</meta:editing-duration>
    <meta:editing-cycles>43</meta:editing-cycles>
    <meta:generator>LibreOffice/6.1.5.2$Linux_X86_64 LibreOffice_project/10$Build-2</meta:generator>
    <meta:document-statistic meta:object-count="17"/>
  </office:meta>
</office:document-meta>
</file>